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313cm" table:align="left" fo:background-color="transparent">
        <style:background-image/>
      </style:table-properties>
    </style:style>
    <style:style style:name="Tableau1.A" style:family="table-column">
      <style:table-column-properties style:column-width="9.313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00caca" fo:padding="0.097cm" fo:border="0.05pt solid #000000">
        <style:background-image/>
      </style:table-cell-properties>
    </style:style>
    <style:style style:name="Tableau2" style:family="table">
      <style:table-properties style:width="8.414cm" fo:margin-left="0cm" table:align="left"/>
    </style:style>
    <style:style style:name="Tableau2.A" style:family="table-column">
      <style:table-column-properties style:column-width="8.414cm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fo:color="#006600" loext:opacity="100%" style:font-name="FreeMono" fo:font-size="13pt" fo:font-weight="bold" officeooo:paragraph-rsid="004bf837" style:font-size-asian="13pt" style:font-weight-asian="bold" style:font-size-complex="13pt"/>
    </style:style>
    <style:style style:name="P2" style:family="paragraph" style:parent-style-name="Standard">
      <loext:graphic-properties draw:fill-gradient-name="gradient" draw:fill-hatch-name="hatch"/>
      <style:paragraph-properties fo:keep-together="always" fo:hyphenation-ladder-count="no-limit"/>
      <style:text-properties fo:color="#32cd32" loext:opacity="100%" style:font-name="Liberation Serif" fo:font-weight="bold" officeooo:rsid="0019e0a1" officeooo:paragraph-rsid="00420703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360b0e" officeooo:paragraph-rsid="0046f68d" style:font-size-asian="12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360b0e" officeooo:paragraph-rsid="0046dac5" style:font-size-asian="12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360b0e" officeooo:paragraph-rsid="0047c8ad" style:font-size-asian="12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360b0e" officeooo:paragraph-rsid="0050719e" style:font-size-asian="12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FreeMono" fo:font-size="13pt" officeooo:rsid="0046dac5" officeooo:paragraph-rsid="004bf837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FreeMono" fo:font-size="13pt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FreeMono" fo:font-size="13pt" fo:font-weight="bold" officeooo:paragraph-rsid="002d7f22" style:font-size-asian="13pt" style:font-weight-asian="bold" style:font-size-complex="13pt"/>
    </style:style>
    <style:style style:name="P10" style:family="paragraph" style:parent-style-name="Standard">
      <loext:graphic-properties draw:fill-gradient-name="gradient" draw:fill-hatch-name="hatch"/>
      <style:paragraph-properties fo:keep-together="always" fo:hyphenation-ladder-count="no-limit"/>
      <style:text-properties fo:color="#000000" loext:opacity="100%" style:font-name="FreeMono" fo:font-size="15pt" officeooo:paragraph-rsid="00420703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-gradient-name="gradient" draw:fill-hatch-name="hatch"/>
      <style:paragraph-properties fo:keep-together="always" fo:hyphenation-ladder-count="no-limit"/>
      <style:text-properties fo:color="#000000" loext:opacity="100%" style:font-name="FreeMono" fo:font-size="15pt" officeooo:rsid="00e260d9" officeooo:paragraph-rsid="00420703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style:use-window-font-color="true" loext:opacity="0%" style:font-name="FreeMono" fo:font-size="13pt" officeooo:paragraph-rsid="004bf837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FreeMono" fo:font-size="13pt" officeooo:paragraph-rsid="004dcfcb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FreeMono" fo:font-size="13pt" officeooo:paragraph-rsid="00420703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FreeMono" fo:font-size="13pt" style:font-size-asian="13pt" style:font-size-complex="13pt"/>
    </style:style>
    <style:style style:name="P16" style:family="paragraph" style:parent-style-name="Standard">
      <style:text-properties style:font-name="FreeMono" fo:font-size="13pt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FreeMono" fo:font-size="13pt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style:font-name="FreeMono" fo:font-size="13pt" officeooo:paragraph-rsid="002d7f22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style:font-name="FreeMono" fo:font-size="13pt" officeooo:paragraph-rsid="00212191" style:font-size-asian="13pt" style:font-size-complex="13pt"/>
    </style:style>
    <style:style style:name="P20" style:family="paragraph" style:parent-style-name="Heading_20_1">
      <style:paragraph-properties fo:text-align="start" style:justify-single-word="false"/>
      <style:text-properties style:font-name="FreeMono" fo:font-size="20pt" style:font-size-asian="20pt" style:font-size-complex="20pt"/>
    </style:style>
    <style:style style:name="P21" style:family="paragraph" style:parent-style-name="Standard">
      <style:paragraph-properties fo:text-align="start" style:justify-single-word="false"/>
      <style:text-properties fo:color="#fff9e2" loext:opacity="100%" style:font-name="FreeMono" fo:font-size="13pt" fo:font-weight="bold" officeooo:paragraph-rsid="002169ec" style:font-size-asian="13pt" style:font-weight-asian="bold" style:font-size-complex="13pt"/>
    </style:style>
    <style:style style:name="P22" style:family="paragraph" style:parent-style-name="Standard">
      <style:paragraph-properties fo:text-align="start" style:justify-single-word="false"/>
      <style:text-properties fo:color="#008100" loext:opacity="100%" style:font-name="FreeMono" fo:font-size="13pt" fo:font-weight="bold" style:font-size-asian="13pt" style:font-weight-asian="bold" style:font-size-complex="13pt"/>
    </style:style>
    <style:style style:name="P23" style:family="paragraph" style:parent-style-name="Standard">
      <style:paragraph-properties fo:text-align="start" style:justify-single-word="false"/>
      <style:text-properties fo:color="#008100" loext:opacity="100%" style:font-name="FreeMono" fo:font-size="13pt" fo:font-weight="bold" officeooo:paragraph-rsid="001f5686" style:font-size-asian="13pt" style:font-weight-asian="bold" style:font-size-complex="13pt"/>
    </style:style>
    <style:style style:name="P24" style:family="paragraph" style:parent-style-name="Standard">
      <style:paragraph-properties fo:text-align="start" style:justify-single-word="false"/>
      <style:text-properties fo:color="#009c9c" loext:opacity="100%" style:font-name="FreeMono" fo:font-size="13pt" style:font-size-asian="13pt" style:font-size-complex="13pt"/>
    </style:style>
    <style:style style:name="P25" style:family="paragraph" style:parent-style-name="Heading_20_1">
      <loext:graphic-properties draw:fill="none"/>
      <style:paragraph-properties fo:margin-left="0cm" fo:margin-right="-0.7cm" fo:margin-top="0.423cm" fo:margin-bottom="0.212cm" style:contextual-spacing="false" fo:text-align="start" style:justify-single-word="false" fo:text-indent="0cm" style:auto-text-indent="false" fo:background-color="transparent" fo:keep-with-next="always"/>
      <style:text-properties fo:color="#009c9c" loext:opacity="100%" style:font-name="FreeMono" fo:font-size="20pt" fo:font-weight="bold" style:font-size-asian="20pt" style:font-weight-asian="bold" style:font-size-complex="20pt" style:font-weight-complex="bold"/>
    </style:style>
    <style:style style:name="P26" style:family="paragraph" style:parent-style-name="Heading_20_1">
      <style:paragraph-properties fo:text-align="start" style:justify-single-word="false"/>
      <style:text-properties fo:color="#009c9c" loext:opacity="100%" style:font-name="FreeMono" fo:font-size="20pt" fo:font-weight="bold" style:font-size-asian="20pt" style:font-weight-asian="bold" style:font-size-complex="20pt" style:font-weight-complex="bold"/>
    </style:style>
    <style:style style:name="P27" style:family="paragraph" style:parent-style-name="Heading_20_1">
      <style:paragraph-properties fo:text-align="start" style:justify-single-word="false"/>
      <style:text-properties fo:color="#009c9c" loext:opacity="100%" style:font-name="FreeMono" fo:font-size="20pt" style:font-size-asian="20pt" style:font-size-complex="20pt"/>
    </style:style>
    <style:style style:name="P28" style:family="paragraph" style:parent-style-name="Standard">
      <style:paragraph-properties fo:text-align="start" style:justify-single-word="false"/>
      <style:text-properties style:font-name="Liberation Serif" officeooo:paragraph-rsid="00420703"/>
    </style:style>
    <style:style style:name="P29" style:family="paragraph" style:parent-style-name="Standard">
      <style:paragraph-properties fo:text-align="start" style:justify-single-word="false"/>
      <style:text-properties style:font-name="Liberation Serif" officeooo:paragraph-rsid="004dcfcb"/>
    </style:style>
    <style:style style:name="P30" style:family="paragraph" style:parent-style-name="Heading_20_1" style:master-page-name="">
      <style:paragraph-properties fo:text-align="end" style:justify-single-word="false" style:page-number="auto"/>
      <style:text-properties fo:color="#009c9c" loext:opacity="100%" style:font-name="FreeMono" fo:font-size="16pt" fo:font-weight="bold" officeooo:paragraph-rsid="005d0d4e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FreeMono" fo:font-size="13pt" fo:font-weight="normal" officeooo:paragraph-rsid="004bf837" style:font-size-asian="13pt" style:font-weight-asian="normal" style:font-size-complex="13pt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keep-together="always" fo:hyphenation-ladder-count="no-limit"/>
      <style:text-properties fo:color="#000000" loext:opacity="100%" style:font-name="FreeMono" fo:font-size="15pt" fo:font-weight="bold" officeooo:rsid="0019e0a1" officeooo:paragraph-rsid="00420703" style:font-size-asian="15pt" style:font-weight-asian="bold" style:font-size-complex="15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>
      <style:paragraph-properties fo:text-align="start" style:justify-single-word="false"/>
      <style:text-properties style:font-name="FreeMono" fo:font-size="13pt" style:font-size-asian="13pt" style:font-size-complex="13pt"/>
    </style:style>
    <style:style style:name="P34" style:family="paragraph" style:parent-style-name="Standard">
      <style:paragraph-properties fo:text-align="start" style:justify-single-word="false"/>
      <style:text-properties style:font-name="FreeMono" fo:font-size="13pt" officeooo:paragraph-rsid="00212191" style:font-size-asian="13pt" style:font-size-complex="13pt"/>
    </style:style>
    <style:style style:name="P35" style:family="paragraph" style:parent-style-name="Standard" style:master-page-name="">
      <loext:graphic-properties draw:fill="none"/>
      <style:paragraph-properties fo:margin-left="0.4cm" fo:margin-right="0cm" fo:text-align="end" style:justify-single-word="false" fo:text-indent="0cm" style:auto-text-indent="false" style:page-number="auto" fo:background-color="transparent"/>
      <style:text-properties style:use-window-font-color="true" loext:opacity="0%" style:font-name="FreeMono" fo:font-size="13pt" officeooo:paragraph-rsid="00360b0e" style:font-size-asian="13pt" style:font-size-complex="13pt"/>
    </style:style>
    <style:style style:name="P36" style:family="paragraph" style:parent-style-name="Subtitle">
      <style:paragraph-properties fo:text-align="center" style:justify-single-word="false"/>
      <style:text-properties style:font-name="FreeMono" fo:font-size="14pt" officeooo:paragraph-rsid="0060b1da" style:font-size-asian="14pt" style:font-size-complex="14pt"/>
    </style:style>
    <style:style style:name="P37" style:family="paragraph" style:parent-style-name="Title">
      <style:paragraph-properties fo:text-align="end" style:justify-single-word="false"/>
      <style:text-properties fo:color="#009c9c" loext:opacity="100%" style:font-name="FreeMono" fo:font-size="36pt" officeooo:rsid="005d0d4e" officeooo:paragraph-rsid="005d0d4e" style:font-size-asian="36pt" style:font-size-complex="36pt"/>
    </style:style>
    <style:style style:name="P38" style:family="paragraph" style:parent-style-name="Title">
      <style:paragraph-properties fo:text-align="end" style:justify-single-word="false"/>
      <style:text-properties fo:color="#009c9c" loext:opacity="100%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 fo:font-weight="bold" officeooo:rsid="002d7f22" style:font-weight-asian="bold" style:font-weight-complex="bold"/>
    </style:style>
    <style:style style:name="T4" style:family="text">
      <style:text-properties fo:color="#000000" loext:opacity="100%" fo:font-weight="normal" style:font-weight-asian="normal" style:font-weight-complex="normal"/>
    </style:style>
    <style:style style:name="T5" style:family="text">
      <style:text-properties fo:color="#000000" loext:opacity="100%" fo:font-weight="normal" officeooo:rsid="002d7f22" style:font-weight-asian="normal" style:font-weight-complex="normal"/>
    </style:style>
    <style:style style:name="T6" style:family="text">
      <style:text-properties fo:color="#000000" loext:opacity="100%" officeooo:rsid="00540194"/>
    </style:style>
    <style:style style:name="T7" style:family="text">
      <style:text-properties fo:color="#000000" loext:opacity="100%" officeooo:rsid="00541aad"/>
    </style:style>
    <style:style style:name="T8" style:family="text">
      <style:text-properties fo:color="#000000" loext:opacity="100%" style:font-name="FreeMono" fo:font-size="15pt" fo:language="zxx" fo:country="none" style:text-underline-style="none" style:font-size-asian="15pt" style:language-asian="zxx" style:country-asian="none" style:font-size-complex="15pt"/>
    </style:style>
    <style:style style:name="T9" style:family="text">
      <style:text-properties fo:color="#000000" loext:opacity="100%" fo:font-size="13pt" fo:font-style="normal" fo:font-weight="bold" officeooo:rsid="0060b1da" style:font-size-asian="13pt" style:font-style-asian="normal" style:font-weight-asian="bold" style:font-size-complex="13pt" style:font-style-complex="normal" style:font-weight-complex="bold"/>
    </style:style>
    <style:style style:name="T10" style:family="text">
      <style:text-properties fo:color="#000000" loext:opacity="100%" fo:font-size="13pt" fo:font-style="normal" fo:font-weight="normal" officeooo:rsid="0060b1da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fo:font-weight="bold" style:font-weight-asian="bold"/>
    </style:style>
    <style:style style:name="T13" style:family="text">
      <style:text-properties style:use-window-font-color="true" loext:opacity="0%" fo:font-weight="bold" style:font-weight-asian="bold" style:font-weight-complex="bold"/>
    </style:style>
    <style:style style:name="T14" style:family="text">
      <style:text-properties style:use-window-font-color="true" loext:opacity="0%" fo:font-weight="bold" officeooo:rsid="0044761c" style:font-weight-asian="bold" style:font-weight-complex="bold"/>
    </style:style>
    <style:style style:name="T15" style:family="text">
      <style:text-properties style:use-window-font-color="true" loext:opacity="0%" officeooo:rsid="00540194"/>
    </style:style>
    <style:style style:name="T16" style:family="text">
      <style:text-properties style:use-window-font-color="true" loext:opacity="0%" officeooo:rsid="00541aad"/>
    </style:style>
    <style:style style:name="T17" style:family="text">
      <style:text-properties style:use-window-font-color="true" loext:opacity="0%" style:font-name="FreeMono" fo:font-size="13pt" fo:font-weight="bold" style:font-size-asian="13pt" style:font-weight-asian="bold" style:font-size-complex="13pt" style:font-weight-complex="bold"/>
    </style:style>
    <style:style style:name="T18" style:family="text">
      <style:text-properties style:use-window-font-color="true" loext:opacity="0%" style:font-name="FreeMono" fo:font-size="13pt" fo:font-weight="bold" officeooo:rsid="0046dac5" style:font-size-asian="13pt" style:font-weight-asian="bold" style:font-size-complex="13pt" style:font-weight-complex="bold"/>
    </style:style>
    <style:style style:name="T19" style:family="text">
      <style:text-properties style:use-window-font-color="true" loext:opacity="0%" style:font-name="FreeMono" fo:font-size="13pt" fo:font-weight="bold" officeooo:rsid="004283fa" style:font-size-asian="13pt" style:font-weight-asian="bold" style:font-size-complex="13pt" style:font-weight-complex="bold"/>
    </style:style>
    <style:style style:name="T20" style:family="text">
      <style:text-properties style:use-window-font-color="true" loext:opacity="0%" style:font-name="FreeMono" fo:font-size="13pt" fo:font-weight="bold" officeooo:rsid="004283fa" style:font-size-asian="13pt" style:font-weight-asian="bold" style:font-size-complex="13pt" style:font-weight-complex="normal"/>
    </style:style>
    <style:style style:name="T21" style:family="text">
      <style:text-properties style:use-window-font-color="true" loext:opacity="0%" style:font-name="FreeMono" fo:font-size="13pt" fo:font-weight="bold" officeooo:rsid="0052a6a5" style:font-size-asian="13pt" style:font-weight-asian="bold" style:font-size-complex="13pt" style:font-weight-complex="normal"/>
    </style:style>
    <style:style style:name="T22" style:family="text">
      <style:text-properties style:use-window-font-color="true" loext:opacity="0%" style:font-name="FreeMono" fo:font-size="13pt" fo:font-weight="bold" officeooo:rsid="004934ae" style:font-size-asian="13pt" style:font-weight-asian="bold" style:font-size-complex="13pt" style:font-weight-complex="normal"/>
    </style:style>
    <style:style style:name="T23" style:family="text">
      <style:text-properties style:use-window-font-color="true" loext:opacity="0%" style:font-name="FreeMono" fo:font-size="13pt" fo:font-weight="normal" style:font-size-asian="13pt" style:font-weight-asian="normal" style:font-size-complex="13pt" style:font-weight-complex="normal"/>
    </style:style>
    <style:style style:name="T24" style:family="text">
      <style:text-properties style:use-window-font-color="true" loext:opacity="0%" style:font-name="FreeMono" fo:font-size="13pt" fo:font-weight="normal" officeooo:rsid="0046dac5" style:font-size-asian="13pt" style:font-weight-asian="normal" style:font-size-complex="13pt" style:font-weight-complex="normal"/>
    </style:style>
    <style:style style:name="T25" style:family="text">
      <style:text-properties style:use-window-font-color="true" loext:opacity="0%" style:font-name="FreeMono" fo:font-size="13pt" fo:font-weight="normal" officeooo:rsid="004283fa" style:font-size-asian="13pt" style:font-weight-asian="normal" style:font-size-complex="13pt" style:font-weight-complex="normal"/>
    </style:style>
    <style:style style:name="T26" style:family="text">
      <style:text-properties style:use-window-font-color="true" loext:opacity="0%" style:font-name="FreeMono" fo:font-size="13pt" fo:font-weight="normal" officeooo:rsid="004f52f7" style:font-size-asian="13pt" style:font-weight-asian="normal" style:font-size-complex="13pt" style:font-weight-complex="normal"/>
    </style:style>
    <style:style style:name="T27" style:family="text">
      <style:text-properties style:use-window-font-color="true" loext:opacity="0%" style:font-name="FreeMono" fo:font-size="13pt" fo:font-weight="normal" officeooo:rsid="005835aa" style:font-size-asian="13pt" style:font-weight-asian="normal" style:font-size-complex="13pt" style:font-weight-complex="normal"/>
    </style:style>
    <style:style style:name="T28" style:family="text">
      <style:text-properties style:use-window-font-color="true" loext:opacity="0%" style:font-name="FreeMono" fo:font-size="13pt" fo:font-weight="normal" officeooo:rsid="005bc84b" style:font-size-asian="13pt" style:font-weight-asian="normal" style:font-size-complex="13pt" style:font-weight-complex="normal"/>
    </style:style>
    <style:style style:name="T29" style:family="text">
      <style:text-properties style:use-window-font-color="true" loext:opacity="0%" style:font-name="FreeMono" fo:font-size="13pt" fo:font-weight="normal" officeooo:rsid="00420703" style:font-size-asian="13pt" style:font-weight-asian="normal" style:font-size-complex="13pt" style:font-weight-complex="normal"/>
    </style:style>
    <style:style style:name="T30" style:family="text">
      <style:text-properties style:use-window-font-color="true" loext:opacity="0%" style:font-name="FreeMono" fo:font-size="13pt" fo:font-weight="normal" officeooo:rsid="00494413" style:font-size-asian="13pt" style:font-weight-asian="normal" style:font-size-complex="13pt" style:font-weight-complex="normal"/>
    </style:style>
    <style:style style:name="T31" style:family="text">
      <style:text-properties style:use-window-font-color="true" loext:opacity="0%" style:font-name="FreeMono" fo:font-size="13pt" fo:font-weight="normal" officeooo:rsid="004dcfcb" style:font-size-asian="13pt" style:font-weight-asian="normal" style:font-size-complex="13pt" style:font-weight-complex="normal"/>
    </style:style>
    <style:style style:name="T32" style:family="text">
      <style:text-properties style:use-window-font-color="true" loext:opacity="0%" style:font-name="FreeMono" fo:font-size="13pt" fo:font-weight="normal" officeooo:rsid="004dfbb6" style:font-size-asian="13pt" style:font-weight-asian="normal" style:font-size-complex="13pt" style:font-weight-complex="normal"/>
    </style:style>
    <style:style style:name="T33" style:family="text">
      <style:text-properties style:use-window-font-color="true" loext:opacity="0%" style:font-name="FreeMono" fo:font-size="13pt" fo:font-weight="normal" officeooo:rsid="005c2eeb" style:font-size-asian="13pt" style:font-weight-asian="normal" style:font-size-complex="13pt" style:font-weight-complex="normal"/>
    </style:style>
    <style:style style:name="T34" style:family="text">
      <style:text-properties style:use-window-font-color="true" loext:opacity="0%" style:font-name="FreeMono" fo:font-size="13pt" fo:font-weight="normal" officeooo:rsid="00c8b966" style:font-size-asian="13pt" style:font-weight-asian="normal" style:font-size-complex="13pt" style:font-weight-complex="normal"/>
    </style:style>
    <style:style style:name="T35" style:family="text">
      <style:text-properties style:use-window-font-color="true" loext:opacity="0%" style:font-name="FreeMono" fo:font-size="13pt" style:font-size-asian="13pt" style:font-size-complex="13pt"/>
    </style:style>
    <style:style style:name="T36" style:family="text">
      <style:text-properties style:use-window-font-color="true" loext:opacity="0%" style:font-name="FreeMono" fo:font-size="13pt" officeooo:rsid="004283fa" style:font-size-asian="13pt" style:font-size-complex="13pt"/>
    </style:style>
    <style:style style:name="T37" style:family="text">
      <style:text-properties style:use-window-font-color="true" loext:opacity="0%" style:font-name="FreeMono" fo:font-size="13pt" officeooo:rsid="004dcfcb" style:font-size-asian="13pt" style:font-size-complex="13pt"/>
    </style:style>
    <style:style style:name="T38" style:family="text">
      <style:text-properties style:use-window-font-color="true" loext:opacity="0%" fo:font-style="normal" fo:font-weight="bold" officeooo:rsid="0060b1da" style:font-style-asian="normal" style:font-weight-asian="bold" style:font-style-complex="normal" style:font-weight-complex="bold"/>
    </style:style>
    <style:style style:name="T39" style:family="text">
      <style:text-properties style:use-window-font-color="true" loext:opacity="0%" fo:font-style="normal" fo:font-weight="normal" officeooo:rsid="0060b1da" style:font-style-asian="normal" style:font-weight-asian="normal" style:font-style-complex="normal" style:font-weight-complex="normal"/>
    </style:style>
    <style:style style:name="T40" style:family="text">
      <style:text-properties style:use-window-font-color="true" loext:opacity="0%" fo:font-weight="normal" style:font-weight-asian="normal" style:font-weight-complex="normal"/>
    </style:style>
    <style:style style:name="T41" style:family="text">
      <style:text-properties style:use-window-font-color="true" loext:opacity="0%" fo:font-weight="normal" officeooo:rsid="0044761c" style:font-weight-asian="normal" style:font-weight-complex="normal"/>
    </style:style>
    <style:style style:name="T42" style:family="text">
      <style:text-properties officeooo:rsid="0044761c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45123a" style:font-weight-asian="normal" style:font-weight-complex="normal"/>
    </style:style>
    <style:style style:name="T45" style:family="text">
      <style:text-properties fo:font-weight="normal" officeooo:rsid="005515f1" style:font-weight-asian="normal" style:font-weight-complex="normal"/>
    </style:style>
    <style:style style:name="T46" style:family="text">
      <style:text-properties fo:font-weight="normal" officeooo:rsid="0044761c" style:font-weight-asian="normal" style:font-weight-complex="normal"/>
    </style:style>
    <style:style style:name="T47" style:family="text">
      <style:text-properties officeooo:rsid="0046dac5"/>
    </style:style>
    <style:style style:name="T48" style:family="text">
      <style:text-properties fo:font-weight="bold" style:font-weight-asian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5a3191" style:font-weight-asian="bold" style:font-weight-complex="bold"/>
    </style:style>
    <style:style style:name="T51" style:family="text">
      <style:text-properties fo:font-weight="bold" officeooo:rsid="0045123a" style:font-weight-asian="bold"/>
    </style:style>
    <style:style style:name="T52" style:family="text">
      <style:text-properties fo:font-weight="bold" officeooo:rsid="0044761c" style:font-weight-asian="bold"/>
    </style:style>
    <style:style style:name="T53" style:family="text">
      <style:text-properties officeooo:rsid="00488258"/>
    </style:style>
    <style:style style:name="T54" style:family="text">
      <style:text-properties fo:color="#009c9c" loext:opacity="100%" fo:font-weight="bold" style:font-weight-asian="bold" style:font-weight-complex="bold"/>
    </style:style>
    <style:style style:name="T55" style:family="text">
      <style:text-properties fo:color="#009c9c" loext:opacity="100%" fo:font-weight="bold" officeooo:rsid="005bf199" style:font-weight-asian="bold" style:font-weight-complex="bold"/>
    </style:style>
    <style:style style:name="T56" style:family="text">
      <style:text-properties fo:color="#009c9c" loext:opacity="100%" fo:font-style="normal" fo:font-weight="bold" officeooo:rsid="0046dac5" style:font-style-asian="normal" style:font-weight-asian="bold" style:font-style-complex="normal" style:font-weight-complex="bold"/>
    </style:style>
    <style:style style:name="T57" style:family="text">
      <style:text-properties fo:color="#009c9c" loext:opacity="100%" fo:font-style="normal" fo:font-weight="bold" officeooo:rsid="0060b1da" style:font-style-asian="normal" style:font-weight-asian="bold" style:font-style-complex="normal" style:font-weight-complex="bold"/>
    </style:style>
    <style:style style:name="T58" style:family="text">
      <style:text-properties style:font-name="FreeMono" fo:font-size="13pt" fo:font-weight="normal" style:font-size-asian="13pt" style:font-weight-asian="normal" style:font-size-complex="13pt" style:font-weight-complex="normal"/>
    </style:style>
    <style:style style:name="T59" style:family="text">
      <style:text-properties style:font-name="FreeMono" fo:font-size="13pt" fo:font-weight="normal" officeooo:rsid="0047c8ad" style:font-size-asian="13pt" style:font-weight-asian="normal" style:font-size-complex="13pt" style:font-weight-complex="normal"/>
    </style:style>
    <style:style style:name="T60" style:family="text">
      <style:text-properties style:font-name="FreeMono" fo:font-size="13pt" fo:font-weight="normal" officeooo:rsid="0050719e" style:font-size-asian="13pt" style:font-weight-asian="normal" style:font-size-complex="13pt" style:font-weight-complex="normal"/>
    </style:style>
    <style:style style:name="T61" style:family="text">
      <style:text-properties style:font-name="FreeMono" fo:font-size="13pt" fo:font-weight="bold" style:font-size-asian="13pt" style:font-weight-asian="bold" style:font-size-complex="13pt" style:font-weight-complex="bold"/>
    </style:style>
    <style:style style:name="T62" style:family="text">
      <style:text-properties style:font-name="FreeMono" fo:font-size="21pt" style:font-size-asian="21pt" style:font-size-complex="21pt"/>
    </style:style>
    <style:style style:name="T63" style:family="text">
      <style:text-properties officeooo:rsid="005d0d4e"/>
    </style:style>
    <style:style style:name="Sect1" style:family="section">
      <style:section-properties text:dont-balance-text-columns="false" style:editable="false">
        <style:columns fo:column-count="2">
          <style:column style:rel-width="32213*" fo:start-indent="0cm" fo:end-indent="0cm"/>
          <style:column style:rel-width="33322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5288*" fo:start-indent="0cm" fo:end-indent="0.474cm"/>
          <style:column style:rel-width="6052*" fo:start-indent="0.474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section text:style-name="Sect1" text:name="Section1"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P2"><text:a xlink:type="simple" xlink:href="mailto:Laurie.boissay@laposte.net" text:style-name="Standard" text:visited-style-name="Standard"><text:span text:style-name="T8">Laurie.boissay@laposte.net</text:span></text:a></text:p>
              <text:p text:style-name="P10"/>
              <text:p text:style-name="P32"/>
            </table:table-cell>
          </table:table-row>
        </table:table>
        <text:p text:style-name="P38"><text:span text:style-name="T62">Laurie Boissay</text:span></text:p>
        <text:p text:style-name="P30"/>
        <text:p text:style-name="P37"/>
        <text:p text:style-name="P35"/>
      </text:section>
      <text:p text:style-name="P36">Ancienne <text:span text:style-name="T57">AESH </text:span><text:span text:style-name="T39">(</text:span><text:span text:style-name="T10">Aide aux Enfants en Situation de Handicap</text:span><text:span text:style-name="T39">)</text:span>, je mets à votre service mon <text:span text:style-name="T48">sens de l’organisation</text:span><text:span text:style-name="T45">, ma</text:span><text:span text:style-name="T44"> </text:span><text:span text:style-name="T51">rigueur</text:span>, <text:span text:style-name="T42">et </text:span>mes <text:span text:style-name="T43">capacités</text:span><text:span text:style-name="T48"> </text:span>de <text:span text:style-name="T48">travail en équipe</text:span>.</text:p>
      <text:p text:style-name="P36"/>
      <text:p text:style-name="P12"/>
      <text:section text:style-name="Sect2" text:name="Section2">
        <table:table table:name="Tableau2" table:style-name="Tableau2">
          <table:table-column table:style-name="Tableau2.A"/>
          <table:table-row>
            <table:table-cell table:style-name="Tableau2.A1" office:value-type="string">
              <text:p text:style-name="P25"><text:span text:style-name="T42">Diplômes</text:span> :</text:p>
              <text:p text:style-name="P21"/>
              <text:p text:style-name="P3"><text:span text:style-name="Strong_20_Emphasis"><text:span text:style-name="T18">•</text:span></text:span><text:span text:style-name="Strong_20_Emphasis"><text:span text:style-name="T19"> </text:span></text:span><text:span text:style-name="Strong_20_Emphasis"><text:span text:style-name="T24">Titre professionnel Bac+2</text:span></text:span><text:span text:style-name="Strong_20_Emphasis"><text:span text:style-name="T19"> </text:span></text:span><text:span text:style-name="Strong_20_Emphasis"><text:span text:style-name="T25">:</text:span></text:span><text:span text:style-name="Strong_20_Emphasis"><text:span text:style-name="T24"> </text:span></text:span><text:span text:style-name="Strong_20_Emphasis"><text:span text:style-name="T18"><text:s/></text:span></text:span><text:span text:style-name="Strong_20_Emphasis"><text:span text:style-name="T23">Développeuse Web et Web Mobile</text:span></text:span><text:span text:style-name="Strong_20_Emphasis"><text:span text:style-name="T26">.</text:span></text:span></text:p>
              <text:p text:style-name="P4"><text:span text:style-name="Strong_20_Emphasis"><text:span text:style-name="T17"/></text:span></text:p>
              <text:p text:style-name="P5"><text:span text:style-name="Strong_20_Emphasis"><text:span text:style-name="T58">• B.E.P.A.</text:span></text:span><text:span text:style-name="Strong_20_Emphasis"><text:span text:style-name="T59"> :</text:span></text:span><text:span text:style-name="Strong_20_Emphasis"><text:span text:style-name="T61"> </text:span></text:span><text:span text:style-name="Strong_20_Emphasis"><text:span text:style-name="T58">Vente de produits horticoles et de jardinage.</text:span></text:span></text:p>
              <text:p text:style-name="P4"><text:span text:style-name="Strong_20_Emphasis"><text:span text:style-name="T17"/></text:span></text:p>
              <text:p text:style-name="P6"><text:span text:style-name="Strong_20_Emphasis"><text:span text:style-name="T58">•</text:span></text:span><text:span text:style-name="Strong_20_Emphasis"><text:span text:style-name="T60"> </text:span></text:span><text:span text:style-name="Strong_20_Emphasis"><text:span text:style-name="T58">Brevet S.T.I. </text:span></text:span><text:span text:style-name="Strong_20_Emphasis"><text:span text:style-name="T60">: </text:span></text:span><text:span text:style-name="Strong_20_Emphasis"><text:span text:style-name="T58">(Scientifique, Technique et Industriel).</text:span></text:span></text:p>
            </table:table-cell>
          </table:table-row>
        </table:table>
        <text:p text:style-name="P27"><text:span text:style-name="T49">Formation</text:span><text:span text:style-name="T50">s</text:span><text:span text:style-name="T49"> :</text:span></text:p>
        <text:p text:style-name="P23"/>
        <text:p text:style-name="P28"><text:span text:style-name="T35">•</text:span><text:span text:style-name="T36"> </text:span><text:span text:style-name="T37">2023-</text:span><text:span text:style-name="T36">2024 : </text:span><text:span text:style-name="Strong_20_Emphasis"><text:span text:style-name="T17">Développeuse Web </text:span></text:span><text:span text:style-name="Strong_20_Emphasis"><text:span text:style-name="T23">et </text:span></text:span><text:span text:style-name="Strong_20_Emphasis"><text:span text:style-name="T17">Web Mobile</text:span></text:span><text:span text:style-name="Strong_20_Emphasis"><text:span text:style-name="T23"> E</text:span></text:span><text:span text:style-name="Strong_20_Emphasis"><text:span text:style-name="T27">.</text:span></text:span><text:span text:style-name="Strong_20_Emphasis"><text:span text:style-name="T28">N</text:span></text:span><text:span text:style-name="Strong_20_Emphasis"><text:span text:style-name="T27">.</text:span></text:span><text:span text:style-name="Strong_20_Emphasis"><text:span text:style-name="T28">I</text:span></text:span><text:span text:style-name="Strong_20_Emphasis"><text:span text:style-name="T27">.</text:span></text:span><text:span text:style-name="Strong_20_Emphasis"><text:span text:style-name="T23"> école </text:span></text:span><text:span text:style-name="Strong_20_Emphasis"><text:span text:style-name="T29">informatique</text:span></text:span><text:span text:style-name="Strong_20_Emphasis"><text:span text:style-name="T30">.</text:span></text:span></text:p>
        <text:p text:style-name="P28"><text:span text:style-name="Strong_20_Emphasis"><text:span text:style-name="T30"/></text:span></text:p>
        <text:p text:style-name="P29"><text:span text:style-name="Strong_20_Emphasis"><text:span text:style-name="T30">•</text:span></text:span><text:span text:style-name="Strong_20_Emphasis"><text:span text:style-name="T25"> 202</text:span></text:span><text:span text:style-name="Strong_20_Emphasis"><text:span text:style-name="T31">1-2023</text:span></text:span><text:span text:style-name="Strong_20_Emphasis"><text:span text:style-name="T25"> : </text:span></text:span><text:span text:style-name="Strong_20_Emphasis"><text:span text:style-name="T20">Développeuse d’application</text:span></text:span><text:span text:style-name="Strong_20_Emphasis"><text:span text:style-name="T21">s</text:span></text:span><text:span text:style-name="Strong_20_Emphasis"><text:span text:style-name="T20"> </text:span></text:span><text:span text:style-name="Strong_20_Emphasis"><text:span text:style-name="T22">Python</text:span></text:span><text:span text:style-name="Strong_20_Emphasis"><text:span text:style-name="T20"> </text:span></text:span><text:span text:style-name="Strong_20_Emphasis"><text:span text:style-name="T32">cours en accès libre sur </text:span></text:span><text:span text:style-name="Strong_20_Emphasis"><text:span text:style-name="T33">O</text:span></text:span><text:span text:style-name="Strong_20_Emphasis"><text:span text:style-name="T32">pen</text:span></text:span><text:span text:style-name="Strong_20_Emphasis"><text:span text:style-name="T34">C</text:span></text:span><text:span text:style-name="Strong_20_Emphasis"><text:span text:style-name="T32">lassrooms</text:span></text:span><text:span text:style-name="Strong_20_Emphasis"><text:span text:style-name="T25">.</text:span></text:span></text:p>
        <text:p text:style-name="P13"/>
        <text:p text:style-name="P14">• 2015 : <text:span text:style-name="T48">Remise à niveau générale </text:span>: anglais, mathématiques, logique et français.</text:p>
        <text:p text:style-name="P15"/>
        <text:p text:style-name="P15">• 2002 : <text:span text:style-name="T48">B.T.A. Commercialisation </text:span>option produits horticoles.</text:p>
        <text:p text:style-name="P15"/>
        <text:p text:style-name="P17"><text:span text:style-name="T1">• 2000 : </text:span><text:span text:style-name="T2">B.E.P.A. Vente </text:span><text:span text:style-name="T1">de produits horticoles et de jardinage.</text:span></text:p>
        <text:p text:style-name="P8"/>
        <text:p text:style-name="P17"><text:span text:style-name="T1">• 1998 : </text:span><text:span text:style-name="T2">Brevet S.T.I. </text:span><text:span text:style-name="T1">(Scientifique, Technique et Industriel).</text:span></text:p>
        <text:p text:style-name="P17"><text:span text:style-name="T1"/></text:p>
        <text:p text:style-name="P17"><text:span text:style-name="T1"/></text:p>
        <text:p text:style-name="P20"><text:span text:style-name="T54">Expérience</text:span><text:span text:style-name="T55">s</text:span><text:span text:style-name="T54"> professionnelle</text:span><text:span text:style-name="T55">s</text:span><text:span text:style-name="T54"> :</text:span></text:p>
        <text:p text:style-name="P22"/>
        <text:p text:style-name="P18"><text:span text:style-name="T3">Préparatrice de commandes</text:span><text:span text:style-name="T4">, </text:span><text:span text:style-name="T5">XPO,</text:span><text:span text:style-name="T4"> Sainte Geneviève des Bois.</text:span></text:p>
        <text:p text:style-name="P9"/>
        <text:p text:style-name="P17"><text:span text:style-name="T2">Aide aux Enfants en Situation de Handicap </text:span><text:span text:style-name="T1">à Louis Pergaud, Sainte Geneviève des Bois.</text:span></text:p>
        <text:p text:style-name="P8"/>
        <text:p text:style-name="P17"><text:span text:style-name="T12">Auxiliaire de Vie Scolaire</text:span><text:span text:style-name="T2"> </text:span><text:span text:style-name="T1">à Louis Pergaud, Sainte Geneviève des Bois.</text:span></text:p>
        <text:p text:style-name="P8"/>
        <text:p text:style-name="P24"><text:span text:style-name="T13">Opératrice</text:span><text:span text:style-name="T14">-</text:span><text:span text:style-name="T13">régleuse</text:span><text:span text:style-name="T48"> </text:span><text:span text:style-name="T11">à Valve Précision, Saint Michel</text:span><text:span text:style-name="T15"> sur</text:span><text:span text:style-name="T16"> </text:span><text:span text:style-name="T11">Orge.</text:span></text:p>
        <text:p text:style-name="P8"/>
        <text:p text:style-name="P17"><text:span text:style-name="T2">Conditionneuse </text:span><text:span text:style-name="T1">à Valve Précision, Saint Michel</text:span><text:span text:style-name="T6"> sur</text:span><text:span text:style-name="T7"> </text:span><text:span text:style-name="T1">Orge.</text:span></text:p>
        <text:p text:style-name="P8"/>
        <text:p text:style-name="P17"><text:span text:style-name="T2">Employée polyvalente </text:span><text:span text:style-name="T1">à Médiaposte, Saint Jean de Braye.</text:span></text:p>
        <text:p text:style-name="P8"/>
        <text:p text:style-name="P17"><text:span text:style-name="T2">Agent d’accueil</text:span><text:span text:style-name="T1">/</text:span><text:span text:style-name="T2">caissière </text:span><text:span text:style-name="T1">à Librairie Privat, Orléans.</text:span></text:p>
        <text:p text:style-name="P8"/>
        <text:p text:style-name="P17"><text:span text:style-name="T2">Vendeuse </text:span><text:span text:style-name="T1">dans le prêt-à-porter à Cop. Copine, Orléans.</text:span></text:p>
        <text:p text:style-name="P8"/>
        <text:p text:style-name="P19"><text:span text:style-name="T2">Fleuriste </text:span><text:span text:style-name="T1">à Shopping Fleurs, Orléans. </text:span></text:p>
        <text:p text:style-name="P19"/>
        <text:p text:style-name="P19"/>
        <text:p text:style-name="P26">Loisirs :</text:p>
        <text:p text:style-name="P1"/>
        <text:p text:style-name="P31">Modélisation 3D <text:span text:style-name="T47">et impression 3D</text:span></text:p>
        <text:p text:style-name="P7">Jeux de société</text:p>
        <text:p text:style-name="P7">Jardinage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3:41:34.205000000</meta:creation-date>
    <meta:generator>LibreOffice/24.2.6.2$Linux_X86_64 LibreOffice_project/420$Build-2</meta:generator>
    <dc:date>2024-11-20T19:16:44.920840538</dc:date>
    <meta:editing-duration>PT4H29M29S</meta:editing-duration>
    <meta:editing-cycles>72</meta:editing-cycles>
    <meta:print-date>2024-11-20T17:50:05.250434619</meta:print-date>
    <meta:printed-by>PDF files</meta:printed-by>
    <meta:document-statistic meta:table-count="2" meta:image-count="0" meta:object-count="0" meta:page-count="1" meta:paragraph-count="28" meta:word-count="216" meta:character-count="1454" meta:non-whitespace-character-count="1264"/>
  </office:meta>
</office:document-meta>
</file>